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complex="Times New Roman"/>
    </style:style>
    <style:style style:name="P12" style:parent-style-name="Normal" style:family="paragraph">
      <style:text-properties style:font-name="Consolas" style:font-name-complex="Times New Roman"/>
    </style:style>
    <style:style style:name="P13" style:parent-style-name="Normal" style:family="paragraph">
      <style:text-properties style:font-name="Consolas" style:font-name-complex="Times New Roman"/>
    </style:style>
    <style:style style:name="P14" style:parent-style-name="Normal" style:family="paragraph">
      <style:text-properties style:font-name="Consolas" style:font-name-complex="Times New Roman"/>
    </style:style>
    <style:style style:name="P15" style:parent-style-name="Normal" style:family="paragraph">
      <style:text-properties style:font-name="Consolas" style:font-name-complex="Times New Roman"/>
    </style:style>
    <style:style style:name="P16" style:parent-style-name="Normal" style:family="paragraph">
      <style:text-properties style:font-name="Consolas" style:font-name-complex="Times New Roman"/>
    </style:style>
    <style:style style:name="P17" style:parent-style-name="Normal" style:family="paragraph">
      <style:text-properties style:font-name="Consolas" style:font-name-complex="Times New Roman"/>
    </style:style>
    <style:style style:name="P18" style:parent-style-name="Normal" style:family="paragraph">
      <style:text-properties style:font-name="Consolas" style:font-name-complex="Times New Roman"/>
    </style:style>
    <style:style style:name="P19" style:parent-style-name="Normal" style:family="paragraph">
      <style:text-properties style:font-name="Consolas" style:font-name-complex="Times New Roman"/>
    </style:style>
    <style:style style:name="P20" style:parent-style-name="Normal" style:family="paragraph">
      <style:text-properties style:font-name="Consolas" style:font-name-complex="Times New Roman"/>
    </style:style>
    <style:style style:name="P21" style:parent-style-name="Normal" style:family="paragraph">
      <style:text-properties style:font-name="Consolas" style:font-name-complex="Times New Roman"/>
    </style:style>
    <style:style style:name="P22" style:parent-style-name="Normal" style:family="paragraph">
      <style:text-properties style:font-name="Consolas" style:font-name-complex="Times New Roman"/>
    </style:style>
    <style:style style:name="P23" style:parent-style-name="Normal" style:family="paragraph">
      <style:text-properties style:font-name="Consolas" style:font-name-complex="Times New Roman"/>
    </style:style>
    <style:style style:name="T24" style:parent-style-name="DefaultParagraphFont" style:family="text">
      <style:text-properties style:font-name="Consolas" style:font-name-complex="Times New Roman"/>
    </style:style>
  </office:automatic-styles>
  <office:body>
    <office:text text:use-soft-page-breaks="true">
      <text:p text:style-name="P1"/>
      <text:p text:style-name="P12">Greetings,</text:p>
      <text:p text:style-name="P13"/>
      <text:p text:style-name="P14"/>
      <text:p text:style-name="P15"><text:tab/>On behalf of Team XX, we are writing to confirm receipt of your request for &lt;ASSET/OBJECTIVE&gt;.</text:p>
      <text:p text:style-name="P16"><text:tab/>The following documents detail the &lt;DETAILS OF ASSET/OBJECTIVE DELIVERY&gt;.</text:p>
      <text:p text:style-name="P17"><text:tab/>Rest assured the team is working hard to secure both our physical and digital frontiers. Please reach out to us if you have any additional requests, questions, or concerns.<text:s/></text:p>
      <text:p text:style-name="P18"/>
      <text:p text:style-name="P19"/>
      <text:p text:style-name="P20">Yours in orbit,</text:p>
      <text:p text:style-name="P21"/>
      <text:p text:style-name="P22">Team XX</text:p>
      <text:p text:style-name="P23">IT Operations &amp; Security</text:p>
      <text:p text:style-name="Normal"><text:span text:style-name="T24">Cosmic Horizon In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Consolas"/>
    </style:style>
    <style:style style:name="T3" style:parent-style-name="DefaultParagraphFont" style:family="text">
      <style:text-properties style:font-name="Consolas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Consolas" style:font-name-complex="Times New Roman"/>
    </style:style>
    <style:style style:name="T5" style:parent-style-name="DefaultParagraphFont" style:family="text">
      <style:text-properties style:font-name="Consolas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Consolas" style:font-name-complex="Times New Roman"/>
    </style:style>
    <style:style style:name="P7" style:parent-style-name="Header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/>
    </style:style>
    <style:style style:name="T8" style:parent-style-name="DefaultParagraphFont" style:family="text">
      <style:text-properties style:font-name="Consolas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Consolas" style:font-name-complex="Times New Roman"/>
    </style:style>
    <style:style style:name="T10" style:parent-style-name="DefaultParagraphFont" style:family="text">
      <style:text-properties style:font-name="Consolas" style:font-name-complex="Times New Roman"/>
    </style:style>
    <style:style style:name="P11" style:parent-style-name="Header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/>
      <style:text-properties style:font-name="Consola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style-name="a0" draw:name="Picture 1" text:anchor-type="paragraph" svg:x="0in" svg:y="-0.25442in" svg:width="1.17in" svg:height="1.23in" style:rel-width="scale" style:rel-height="scale"><draw:image xlink:href="media/image1.png" xlink:type="simple" xlink:show="embed" xlink:actuate="onLoad"/><svg:title/><svg:desc>A logo of a space shuttle

AI-generated content may be incorrect.</svg:desc></draw:frame></text:span></text:p>
        <text:p text:style-name="Header"><text:span text:style-name="T3">FROM:</text:span><text:span text:style-name="T4"><text:s/>Team XX of Cosmic Horizon Inc.</text:span></text:p>
        <text:p text:style-name="Header"><text:span text:style-name="T5">TO:</text:span><text:span text:style-name="T6"><text:s/>CEO Maxwell “Max” Starling</text:span></text:p>
        <text:p text:style-name="P7"><text:span text:style-name="T8">SUBJECT:</text:span><text:span text:style-name="T9"><text:s/>Welcome to the Horizon!</text:span><text:span text:style-name="T10"><text:s/></text:span></text:p>
        <text:p text:style-name="P1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elle McAveety</meta:initial-creator>
    <dc:creator>John Trigg</dc:creator>
    <meta:creation-date>2025-02-18T23:33:00Z</meta:creation-date>
    <dc:date>2025-02-18T23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64" meta:character-count="431" meta:row-count="3" meta:non-whitespace-character-count="368"/>
  </office:meta>
</office:document-meta>
</file>